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Times New Roman1" svg:font-family="'Times New Roman', Times, serif"/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FreeSans" fo:font-weight="bold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FreeSans"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FreeSans"/>
    </style:style>
    <style:style style:name="P4" style:family="paragraph" style:parent-style-name="Standard">
      <style:paragraph-properties fo:text-align="justify" style:justify-single-word="false"/>
      <style:text-properties style:font-name="FreeSans"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FreeSans" fo:font-weight="normal" style:font-weight-asian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FreeSans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FreeSans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FreeSans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style:font-name="FreeSans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style:font-name="FreeSans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style:font-name="FreeSans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style:font-name="FreeSans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style:font-name="FreeSans"/>
    </style:style>
    <style:style style:name="P14" style:family="paragraph" style:parent-style-name="Standard" style:list-style-name="L2">
      <style:paragraph-properties fo:line-height="150%" fo:text-align="justify" style:justify-single-word="false"/>
      <style:text-properties style:font-name="FreeSans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style:font-name="FreeSans"/>
    </style:style>
    <style:style style:name="P16" style:family="paragraph" style:parent-style-name="Standard" style:list-style-name="L1">
      <style:paragraph-properties fo:line-height="150%" fo:text-align="justify" style:justify-single-word="false"/>
      <style:text-properties style:font-name="FreeSans"/>
    </style:style>
    <style:style style:name="P17" style:family="paragraph" style:parent-style-name="Standard" style:list-style-name="L2">
      <style:paragraph-properties fo:line-height="150%" fo:text-align="justify" style:justify-single-word="false"/>
      <style:text-properties style:font-name="FreeSans"/>
    </style:style>
    <style:style style:name="P18" style:family="paragraph" style:parent-style-name="Standard" style:list-style-name="L2">
      <style:paragraph-properties fo:line-height="150%" fo:text-align="justify" style:justify-single-word="false"/>
      <style:text-properties style:font-name="FreeSans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FreeSans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 style:list-style-name="L25">
      <style:paragraph-properties fo:line-height="150%" fo:text-align="justify" style:justify-single-word="false">
        <style:tab-stops>
          <style:tab-stop style:position="0.635cm"/>
        </style:tab-stops>
      </style:paragraph-properties>
      <style:text-properties style:font-name="FreeSan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 style:list-style-name="L2">
      <style:paragraph-properties fo:line-height="150%" fo:text-align="justify" style:justify-single-word="false"/>
    </style:style>
    <style:style style:name="P22" style:family="paragraph" style:parent-style-name="Standard" style:list-style-name="L2">
      <style:paragraph-properties fo:line-height="150%" fo:text-align="justify" style:justify-single-word="false"/>
    </style:style>
    <style:style style:name="P23" style:family="paragraph" style:parent-style-name="Standard" style:list-style-name="L20">
      <style:paragraph-properties fo:margin-left="0cm" fo:margin-right="0cm" fo:line-height="150%" fo:text-align="justify" style:justify-single-word="false" fo:orphans="0" fo:widows="0" fo:text-indent="0cm" style:auto-text-indent="false">
        <style:tab-stops>
          <style:tab-stop style:position="-0.27cm"/>
        </style:tab-stops>
      </style:paragraph-properties>
      <style:text-properties style:font-name="Arial" fo:font-size="12pt" fo:language="ca" fo:country="ES" style:text-underline-style="none" fo:font-weight="normal" fo:background-color="transparent" style:font-size-asian="12pt" style:font-weight-asian="normal" style:font-size-complex="12pt" style:font-weight-complex="normal"/>
    </style:style>
    <style:style style:name="P24" style:family="paragraph" style:parent-style-name="Standard" style:list-style-name="L20">
      <style:paragraph-properties fo:margin-left="0cm" fo:margin-right="0cm" fo:line-height="150%" fo:text-align="justify" style:justify-single-word="false" fo:orphans="0" fo:widows="0" fo:text-indent="0cm" style:auto-text-indent="false">
        <style:tab-stops>
          <style:tab-stop style:position="-0.27cm"/>
        </style:tab-stops>
      </style:paragraph-properties>
      <style:text-properties style:font-name="Arial" fo:font-size="12pt" fo:language="ca" fo:country="ES" style:text-underline-style="none" fo:font-weight="normal" fo:background-color="transparent" style:font-size-asian="12pt" style:font-weight-asian="normal" style:font-size-complex="12pt" style:font-weight-complex="normal"/>
    </style:style>
    <style:style style:name="P25" style:family="paragraph" style:parent-style-name="Standard" style:list-style-name="L20">
      <style:paragraph-properties fo:margin-left="0cm" fo:margin-right="0cm" fo:line-height="150%" fo:text-align="justify" style:justify-single-word="false" fo:orphans="0" fo:widows="0" fo:text-indent="0cm" style:auto-text-indent="false">
        <style:tab-stops>
          <style:tab-stop style:position="-0.27cm"/>
        </style:tab-stops>
      </style:paragraph-properties>
      <style:text-properties style:font-name="Arial" fo:font-size="12pt" fo:language="ca" fo:country="ES" style:text-underline-style="none" fo:font-weight="normal" fo:background-color="transparent" style:font-size-asian="12pt" style:font-weight-asian="normal" style:font-size-complex="12pt" style:font-weight-complex="normal"/>
    </style:style>
    <style:style style:name="P26" style:family="paragraph" style:parent-style-name="Standard" style:list-style-name="L21">
      <style:paragraph-properties fo:margin-left="0cm" fo:margin-right="0cm" fo:line-height="150%" fo:text-align="justify" style:justify-single-word="false" fo:orphans="0" fo:widows="0" fo:text-indent="0cm" style:auto-text-indent="false">
        <style:tab-stops>
          <style:tab-stop style:position="-0.27cm"/>
        </style:tab-stops>
      </style:paragraph-properties>
      <style:text-properties style:font-name="Arial" fo:font-size="12pt" fo:language="ca" fo:country="ES" style:text-underline-style="none" fo:font-weight="normal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>
        <style:tab-stops>
          <style:tab-stop style:position="-0.27cm"/>
        </style:tab-stops>
      </style:paragraph-properties>
      <style:text-properties style:font-name="FreeSans" fo:font-size="12pt" fo:language="ca" fo:country="ES" style:text-underline-style="none" fo:font-weight="normal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>
        <style:tab-stops>
          <style:tab-stop style:position="-0.27cm"/>
        </style:tab-stops>
      </style:paragraph-properties>
      <style:text-properties style:font-name="FreeSans" fo:font-size="12pt" fo:language="ca" fo:country="ES" style:text-underline-style="none" fo:font-weight="bold" fo:background-color="transparent" style:font-size-asian="12pt" style:font-weight-asian="bold" style:font-size-complex="12pt" style:font-weight-complex="bold"/>
    </style:style>
    <style:style style:name="P29" style:family="paragraph" style:parent-style-name="Standard" style:list-style-name="L26">
      <style:paragraph-properties fo:margin-left="1.251cm" fo:margin-right="0cm" fo:line-height="150%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style:font-name="FreeSans"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 style:list-style-name="L26">
      <style:paragraph-properties fo:margin-left="1.251cm" fo:margin-right="0cm" fo:line-height="150%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style:font-name="FreeSans" fo:font-size="12pt" fo:font-weight="normal" style:font-size-asian="12pt" style:font-weight-asian="normal" style:font-size-complex="12pt" style:font-weight-complex="normal"/>
    </style:style>
    <style:style style:name="P31" style:family="paragraph" style:parent-style-name="Standard" style:list-style-name="L26">
      <style:paragraph-properties fo:margin-left="1.251cm" fo:margin-right="0cm" fo:line-height="150%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style:font-name="FreeSans" fo:font-size="12pt" fo:font-weight="normal" style:font-size-asian="12pt" style:font-weight-asian="normal" style:font-size-complex="12pt" style:font-weight-complex="normal"/>
    </style:style>
    <style:style style:name="P32" style:family="paragraph" style:parent-style-name="Standard" style:list-style-name="L26">
      <style:paragraph-properties fo:margin-left="1.251cm" fo:margin-right="0cm" fo:line-height="150%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style:font-name="FreeSans" fo:font-size="12pt" fo:font-weight="normal" style:font-size-asian="12pt" style:font-weight-asian="normal" style:font-size-complex="12pt" style:font-weight-complex="normal"/>
    </style:style>
    <style:style style:name="P33" style:family="paragraph" style:parent-style-name="Standard" style:list-style-name="L26">
      <style:paragraph-properties fo:margin-left="1.251cm" fo:margin-right="0cm" fo:line-height="150%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style:font-name="FreeSans"/>
    </style:style>
    <style:style style:name="P34" style:family="paragraph" style:parent-style-name="Text_20_body" style:list-style-name="L6">
      <style:paragraph-properties fo:line-height="150%" fo:text-align="justify" style:justify-single-word="false"/>
    </style:style>
    <style:style style:name="P35" style:family="paragraph" style:parent-style-name="Text_20_body" style:list-style-name="L6">
      <style:paragraph-properties fo:line-height="150%" fo:text-align="justify" style:justify-single-word="false"/>
    </style:style>
    <style:style style:name="P36" style:family="paragraph" style:parent-style-name="Text_20_body" style:list-style-name="L6">
      <style:paragraph-properties fo:line-height="150%" fo:text-align="justify" style:justify-single-word="false"/>
    </style:style>
    <style:style style:name="P37" style:family="paragraph" style:parent-style-name="Text_20_body" style:list-style-name="L6">
      <style:paragraph-properties fo:line-height="150%" fo:text-align="justify" style:justify-single-word="false"/>
    </style:style>
    <style:style style:name="P38" style:family="paragraph" style:parent-style-name="Text_20_body" style:list-style-name="L6">
      <style:paragraph-properties fo:line-height="150%" fo:text-align="justify" style:justify-single-word="false"/>
    </style:style>
    <style:style style:name="P39" style:family="paragraph" style:parent-style-name="Text_20_body" style:list-style-name="L6">
      <style:paragraph-properties fo:line-height="150%" fo:text-align="justify" style:justify-single-word="false"/>
    </style:style>
    <style:style style:name="P40" style:family="paragraph" style:parent-style-name="Text_20_body" style:list-style-name="L6">
      <style:paragraph-properties fo:line-height="150%" fo:text-align="justify" style:justify-single-word="false"/>
    </style:style>
    <style:style style:name="P41" style:family="paragraph" style:parent-style-name="Text_20_body" style:list-style-name="L6">
      <style:paragraph-properties fo:line-height="150%" fo:text-align="justify" style:justify-single-word="false"/>
    </style:style>
    <style:style style:name="P42" style:family="paragraph" style:parent-style-name="Text_20_body" style:list-style-name="L6">
      <style:paragraph-properties fo:line-height="150%" fo:text-align="justify" style:justify-single-word="false"/>
    </style:style>
    <style:style style:name="P43" style:family="paragraph" style:parent-style-name="Text_20_body" style:list-style-name="L17">
      <style:paragraph-properties fo:line-height="150%" fo:text-align="justify" style:justify-single-word="false"/>
    </style:style>
    <style:style style:name="P44" style:family="paragraph" style:parent-style-name="Text_20_body" style:list-style-name="L18">
      <style:paragraph-properties fo:line-height="150%" fo:text-align="justify" style:justify-single-word="false"/>
    </style:style>
    <style:style style:name="P45" style:family="paragraph" style:parent-style-name="Text_20_body" style:list-style-name="L19">
      <style:paragraph-properties fo:line-height="150%" fo:text-align="justify" style:justify-single-word="false"/>
    </style:style>
    <style:style style:name="P46" style:family="paragraph" style:parent-style-name="Text_20_body" style:list-style-name="L19">
      <style:paragraph-properties fo:line-height="150%" fo:text-align="justify" style:justify-single-word="false"/>
    </style:style>
    <style:style style:name="P47" style:family="paragraph" style:parent-style-name="Text_20_body" style:list-style-name="L19">
      <style:paragraph-properties fo:line-height="150%" fo:text-align="justify" style:justify-single-word="false"/>
    </style:style>
    <style:style style:name="P48" style:family="paragraph" style:parent-style-name="Text_20_body" style:list-style-name="L19">
      <style:paragraph-properties fo:line-height="150%" fo:text-align="justify" style:justify-single-word="false"/>
    </style:style>
    <style:style style:name="P49" style:family="paragraph" style:parent-style-name="Text_20_body" style:list-style-name="L19">
      <style:paragraph-properties fo:line-height="150%" fo:text-align="justify" style:justify-single-word="false"/>
    </style:style>
    <style:style style:name="P50" style:family="paragraph" style:parent-style-name="Text_20_body" style:list-style-name="L19">
      <style:paragraph-properties fo:line-height="150%" fo:text-align="justify" style:justify-single-word="false"/>
    </style:style>
    <style:style style:name="P51" style:family="paragraph" style:parent-style-name="Text_20_body" style:list-style-name="L19">
      <style:paragraph-properties fo:line-height="150%" fo:text-align="justify" style:justify-single-word="false"/>
    </style:style>
    <style:style style:name="P52" style:family="paragraph" style:parent-style-name="Text_20_body" style:list-style-name="L19">
      <style:paragraph-properties fo:line-height="150%" fo:text-align="justify" style:justify-single-word="false"/>
    </style:style>
    <style:style style:name="P53" style:family="paragraph" style:parent-style-name="Text_20_body" style:list-style-name="L19">
      <style:paragraph-properties fo:line-height="150%" fo:text-align="justify" style:justify-single-word="false"/>
    </style:style>
    <style:style style:name="P54" style:family="paragraph" style:parent-style-name="Text_20_body" style:list-style-name="L19">
      <style:paragraph-properties fo:line-height="150%" fo:text-align="justify" style:justify-single-word="false"/>
    </style:style>
    <style:style style:name="P55" style:family="paragraph" style:parent-style-name="Text_20_body" style:list-style-name="L14">
      <style:paragraph-properties fo:text-align="justify" style:justify-single-word="false"/>
    </style:style>
    <style:style style:name="P56" style:family="paragraph" style:parent-style-name="Text_20_body" style:list-style-name="L14">
      <style:paragraph-properties fo:text-align="justify" style:justify-single-word="false"/>
    </style:style>
    <style:style style:name="P57" style:family="paragraph" style:parent-style-name="Text_20_body" style:list-style-name="L14">
      <style:paragraph-properties fo:text-align="justify" style:justify-single-word="false"/>
    </style:style>
    <style:style style:name="P58" style:family="paragraph" style:parent-style-name="Text_20_body" style:list-style-name="L14">
      <style:paragraph-properties fo:text-align="justify" style:justify-single-word="false"/>
    </style:style>
    <style:style style:name="P59" style:family="paragraph" style:parent-style-name="Text_20_body" style:list-style-name="L14">
      <style:paragraph-properties fo:text-align="justify" style:justify-single-word="false"/>
    </style:style>
    <style:style style:name="P60" style:family="paragraph" style:parent-style-name="Text_20_body" style:list-style-name="L14">
      <style:paragraph-properties fo:text-align="justify" style:justify-single-word="false"/>
    </style:style>
    <style:style style:name="P61" style:family="paragraph" style:parent-style-name="Text_20_body" style:list-style-name="L14">
      <style:paragraph-properties fo:text-align="justify" style:justify-single-word="false"/>
    </style:style>
    <style:style style:name="P62" style:family="paragraph" style:parent-style-name="Text_20_body" style:list-style-name="L14">
      <style:paragraph-properties fo:text-align="justify" style:justify-single-word="false"/>
    </style:style>
    <style:style style:name="P63" style:family="paragraph" style:parent-style-name="Text_20_body" style:list-style-name="L14">
      <style:paragraph-properties fo:text-align="justify" style:justify-single-word="false"/>
    </style:style>
    <style:style style:name="P64" style:family="paragraph" style:parent-style-name="Text_20_body" style:list-style-name="L14">
      <style:paragraph-properties fo:text-align="justify" style:justify-single-word="false"/>
    </style:style>
    <style:style style:name="P65" style:family="paragraph" style:parent-style-name="Text_20_body" style:list-style-name="L14">
      <style:paragraph-properties fo:text-align="justify" style:justify-single-word="false"/>
    </style:style>
    <style:style style:name="P66" style:family="paragraph" style:parent-style-name="Text_20_body" style:list-style-name="L14">
      <style:paragraph-properties fo:text-align="justify" style:justify-single-word="false"/>
    </style:style>
    <style:style style:name="P67" style:family="paragraph" style:parent-style-name="Text_20_body" style:list-style-name="L14">
      <style:paragraph-properties fo:text-align="justify" style:justify-single-word="false"/>
    </style:style>
    <style:style style:name="P68" style:family="paragraph" style:parent-style-name="Text_20_body" style:list-style-name="L14">
      <style:paragraph-properties fo:text-align="justify" style:justify-single-word="false"/>
    </style:style>
    <style:style style:name="P69" style:family="paragraph" style:parent-style-name="Text_20_body" style:list-style-name="L15">
      <style:paragraph-properties fo:text-align="start" style:justify-single-word="false"/>
    </style:style>
    <style:style style:name="P70" style:family="paragraph" style:parent-style-name="Text_20_body" style:list-style-name="L16">
      <style:paragraph-properties fo:text-align="start" style:justify-single-word="false"/>
    </style:style>
    <style:style style:name="P71" style:family="paragraph" style:parent-style-name="Text_20_body" style:list-style-name="L16">
      <style:paragraph-properties fo:text-align="start" style:justify-single-word="false"/>
    </style:style>
    <style:style style:name="P72" style:family="paragraph" style:parent-style-name="Text_20_body" style:list-style-name="L16">
      <style:paragraph-properties fo:text-align="start" style:justify-single-word="false"/>
    </style:style>
    <style:style style:name="P73" style:family="paragraph" style:parent-style-name="Text_20_body" style:list-style-name="L16">
      <style:paragraph-properties fo:text-align="start" style:justify-single-word="false"/>
    </style:style>
    <style:style style:name="P74" style:family="paragraph" style:parent-style-name="Text_20_body" style:list-style-name="L16">
      <style:paragraph-properties fo:text-align="start" style:justify-single-word="false"/>
    </style:style>
    <style:style style:name="P75" style:family="paragraph" style:parent-style-name="Text_20_body">
      <style:text-properties style:font-name="FreeSans"/>
    </style:style>
    <style:style style:name="P76" style:family="paragraph" style:parent-style-name="Text_20_body">
      <style:text-properties style:font-name="FreeSans" fo:language="ca" fo:country="ES" fo:font-weight="bold" style:font-weight-asian="bold" style:font-weight-complex="bold"/>
    </style:style>
    <style:style style:name="P77" style:family="paragraph" style:parent-style-name="Text_20_body">
      <style:paragraph-properties fo:text-align="justify" style:justify-single-word="false"/>
      <style:text-properties style:font-name="FreeSans" fo:font-size="12pt" fo:language="ca" fo:country="ES" style:font-size-asian="12pt" style:font-size-complex="12pt"/>
    </style:style>
    <style:style style:name="P78" style:family="paragraph" style:parent-style-name="Text_20_body">
      <style:text-properties style:font-name="FreeSans" fo:font-size="12pt" fo:language="ca" fo:country="ES" fo:font-weight="bold" style:font-size-asian="12pt" style:font-weight-asian="bold" style:font-size-complex="12pt" style:font-weight-complex="bold"/>
    </style:style>
    <style:style style:name="P79" style:family="paragraph" style:parent-style-name="Text_20_body" style:list-style-name="L6">
      <style:paragraph-properties fo:margin-left="0cm" fo:margin-right="0cm" fo:line-height="150%" fo:text-align="justify" style:justify-single-word="false" fo:orphans="0" fo:widows="0" fo:text-indent="0cm" style:auto-text-indent="false">
        <style:tab-stops>
          <style:tab-stop style:position="-0.27cm"/>
        </style:tab-stops>
      </style:paragraph-properties>
      <style:text-properties style:font-name="Arial" fo:font-size="12pt" fo:language="ca" fo:country="ES" style:text-underline-style="none" fo:font-weight="normal" fo:background-color="transparent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style:font-name="FreeSans" fo:font-size="12pt" fo:language="ca" fo:country="ES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81" style:family="paragraph" style:parent-style-name="Text_20_body" style:list-style-name="L17">
      <style:paragraph-properties fo:margin-top="0cm" fo:margin-bottom="0cm" fo:line-height="150%" fo:text-align="justify" style:justify-single-word="false"/>
    </style:style>
    <style:style style:name="P82" style:family="paragraph" style:parent-style-name="Text_20_body" style:list-style-name="L17">
      <style:paragraph-properties fo:margin-top="0cm" fo:margin-bottom="0cm" fo:line-height="150%" fo:text-align="justify" style:justify-single-word="false"/>
    </style:style>
    <style:style style:name="P83" style:family="paragraph" style:parent-style-name="Text_20_body" style:list-style-name="L17">
      <style:paragraph-properties fo:margin-top="0cm" fo:margin-bottom="0cm" fo:line-height="150%" fo:text-align="justify" style:justify-single-word="false"/>
    </style:style>
    <style:style style:name="P84" style:family="paragraph" style:parent-style-name="Text_20_body" style:list-style-name="L17">
      <style:paragraph-properties fo:margin-top="0cm" fo:margin-bottom="0cm" fo:line-height="150%" fo:text-align="justify" style:justify-single-word="false"/>
    </style:style>
    <style:style style:name="P85" style:family="paragraph" style:parent-style-name="Text_20_body" style:list-style-name="L17">
      <style:paragraph-properties fo:margin-top="0cm" fo:margin-bottom="0cm" fo:line-height="150%" fo:text-align="justify" style:justify-single-word="false"/>
    </style:style>
    <style:style style:name="P86" style:family="paragraph" style:parent-style-name="Text_20_body" style:list-style-name="L17">
      <style:paragraph-properties fo:margin-top="0cm" fo:margin-bottom="0cm" fo:line-height="150%" fo:text-align="justify" style:justify-single-word="false"/>
    </style:style>
    <style:style style:name="P87" style:family="paragraph" style:parent-style-name="Text_20_body" style:list-style-name="L17">
      <style:paragraph-properties fo:margin-top="0cm" fo:margin-bottom="0cm" fo:line-height="150%" fo:text-align="justify" style:justify-single-word="false"/>
    </style:style>
    <style:style style:name="P88" style:family="paragraph" style:parent-style-name="Text_20_body" style:list-style-name="L17">
      <style:paragraph-properties fo:margin-top="0cm" fo:margin-bottom="0cm" fo:line-height="150%" fo:text-align="justify" style:justify-single-word="false"/>
    </style:style>
    <style:style style:name="P89" style:family="paragraph" style:parent-style-name="Text_20_body" style:list-style-name="L17">
      <style:paragraph-properties fo:margin-top="0cm" fo:margin-bottom="0cm" fo:line-height="150%" fo:text-align="justify" style:justify-single-word="false"/>
    </style:style>
    <style:style style:name="P90" style:family="paragraph" style:parent-style-name="Text_20_body" style:list-style-name="L17">
      <style:paragraph-properties fo:margin-top="0cm" fo:margin-bottom="0cm" fo:line-height="150%" fo:text-align="justify" style:justify-single-word="false"/>
    </style:style>
    <style:style style:name="P91" style:family="paragraph" style:parent-style-name="Text_20_body" style:list-style-name="L18">
      <style:paragraph-properties fo:margin-top="0cm" fo:margin-bottom="0cm" fo:line-height="150%" fo:text-align="justify" style:justify-single-word="false"/>
    </style:style>
    <style:style style:name="P92" style:family="paragraph" style:parent-style-name="Text_20_body" style:list-style-name="L17">
      <style:paragraph-properties fo:margin-left="-1.251cm" fo:margin-right="0cm" fo:margin-top="0cm" fo:margin-bottom="0cm" fo:line-height="150%" fo:text-align="justify" style:justify-single-word="false" fo:text-indent="0cm" style:auto-text-indent="fals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ize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style:font-name="FreeSans"/>
    </style:style>
    <style:style style:name="T10" style:family="text">
      <style:text-properties style:font-name="FreeSans" fo:font-size="12pt" fo:language="ca" fo:country="ES" style:font-size-asian="12pt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/>
    </style:style>
    <style:style style:name="T13" style:family="text">
      <style:text-properties style:use-window-font-color="true" style:font-name="FreeSans" fo:language="ca" fo:country="ES" style:font-name-asian="DejaVu Sans" style:language-asian="ca" style:country-asian="ES" style:font-name-complex="DejaVu Sans" style:language-complex="ca" style:country-complex="ES"/>
    </style:style>
    <style:style style:name="T14" style:family="text">
      <style:text-properties style:use-window-font-color="true" fo:language="ca" fo:country="ES" style:font-name-asian="DejaVu Sans" style:language-asian="ca" style:country-asian="ES" style:font-name-complex="DejaVu Sans" style:language-complex="ca" style:country-complex="ES"/>
    </style:style>
    <style:style style:name="T15" style:family="text">
      <style:text-properties style:use-window-font-color="true" fo:language="ca" fo:country="ES" fo:font-style="normal" style:font-name-asian="DejaVu Sans" style:language-asian="ca" style:country-asian="ES" style:font-style-asian="normal" style:font-name-complex="DejaVu Sans" style:language-complex="ca" style:country-complex="ES" style:font-style-complex="normal"/>
    </style:style>
    <style:style style:name="T16" style:family="text">
      <style:text-properties style:use-window-font-color="true" fo:language="ca" fo:country="ES" fo:font-style="italic" style:font-name-asian="DejaVu Sans" style:language-asian="ca" style:country-asian="ES" style:font-style-asian="italic" style:font-name-complex="DejaVu Sans" style:language-complex="ca" style:country-complex="ES" style:font-style-complex="italic"/>
    </style:style>
    <style:style style:name="T17" style:family="text">
      <style:text-properties style:use-window-font-color="true" style:font-name="FreeSans" fo:language="ca" fo:country="ES" style:font-name-asian="DejaVu Sans" style:language-asian="ca" style:country-asian="ES" style:font-name-complex="DejaVu Sans" style:language-complex="ca" style:country-complex="ES"/>
    </style:style>
    <style:style style:name="T18" style:family="text">
      <style:text-properties style:use-window-font-color="true" style:font-name="FreeSans" fo:font-size="12pt" fo:language="ca" fo:country="ES" style:font-name-asian="DejaVu Sans" style:font-size-asian="12pt" style:language-asian="ca" style:country-asian="ES" style:font-name-complex="DejaVu Sans" style:font-size-complex="12pt" style:language-complex="ca" style:country-complex="ES"/>
    </style:style>
    <style:style style:name="T19" style:family="text">
      <style:text-properties style:font-style-asian="italic"/>
    </style:style>
    <style:style style:name="T20" style:family="text">
      <style:text-properties style:font-style-complex="italic"/>
    </style:style>
    <style:style style:name="T21" style:family="text">
      <style:text-properties style:font-size-asian="12pt"/>
    </style:style>
    <style:style style:name="T22" style:family="text">
      <style:text-properties style:font-weight-asian="normal"/>
    </style:style>
    <style:style style:name="T23" style:family="text">
      <style:text-properties style:font-size-complex="12pt"/>
    </style:style>
    <style:style style:name="T24" style:family="text">
      <style:text-properties style:font-weight-complex="normal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24">
      <text:list-level-style-bullet text:level="1" text:style-name="Bullet_20_Symbols" style:num-suffix="." text:bullet-char="●">
        <style:list-level-properties text:space-before="-0.529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41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11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81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5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2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09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6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31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01cm" text:min-label-width="0.635cm"/>
        <style:text-properties style:font-name="StarSymbol"/>
      </text:list-level-style-bullet>
    </text:list-style>
    <text:list-style style:name="L25">
      <text:list-level-style-bullet text:level="1" text:style-name="Bullet_20_Symbols" style:num-suffix="." text:bullet-char="●">
        <style:list-level-properties text:space-before="0.69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6">
      <text:list-level-style-bullet text:level="1" text:style-name="Bullet_20_Symbols" style:num-suffix="." text:bullet-char="●">
        <style:list-level-properties text:space-before="-0.529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41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11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81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5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2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09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6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31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01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BLIOGRAFIA </text:p>
      <text:p text:style-name="P3"/>
      <text:p text:style-name="P4">NORMATIVA DEL CICLE FORMATIU D'ESI</text:p>
      <text:p text:style-name="P3"/>
      <text:p text:style-name="P1">Recursos bibliogràfics</text:p>
      <text:p text:style-name="P1"/>
      <text:list text:style-name="L1">
        <text:list-item>
          <text:p text:style-name="P7"><text:span text:style-name="T7">D</text:span><text:span text:style-name="T8">EPARTAMENT</text:span><text:span text:style-name="T7"> </text:span><text:span text:style-name="T8">D</text:span><text:span text:style-name="T1">'</text:span><text:span text:style-name="T7">E</text:span><text:span text:style-name="T8">NSENYAMENT</text:span> (1994): <text:span text:style-name="T3">Guia metodològica per elaborar els dissenys curriculars dels cicles formatius</text:span>. Direcció d'Ordenació Educativa-Generalitat de Catalunya. Barcelona. Document policopiat.</text:p>
        </text:list-item>
        <text:list-item>
          <text:p text:style-name="P7"><text:span text:style-name="T7">S</text:span><text:span text:style-name="T8">ERVEI</text:span><text:span text:style-name="T7"> </text:span><text:span text:style-name="T8">D</text:span><text:span text:style-name="T1">'O</text:span><text:span text:style-name="T8">RDENACIÓ</text:span><text:span text:style-name="T1"> </text:span><text:span text:style-name="T7">C</text:span><text:span text:style-name="T8">URRICULAR</text:span> (1996): <text:span text:style-name="T3">Guia didàctica dels cicles formatius</text:span>. <text:span text:style-name="T3">Formació Professional</text:span>. Departament d'Ensenyament de la Generalitat de Catalunya. Barcelona.</text:p>
        </text:list-item>
        <text:list-item>
          <text:p text:style-name="P7"><text:span text:style-name="T8">GENERALITAT DE CATALUNYA, DIRECCIÓ GENERAL D’ORDENACIÓ EDUCATIVA (1997)</text:span>. <text:span text:style-name="T3">Orientacions per establir la programació del cicle formatiu de grau superior d'administració de sistemes informàtics</text:span>. </text:p>
        </text:list-item>
        <text:list-item>
          <text:p text:style-name="P7"><text:span text:style-name="T3">Reial decret <text:s/></text:span><text:a xlink:type="simple" xlink:href="http://www.mec.es/educa/formacion-profesional/files/infesi2c.pdf"><text:span text:style-name="T3">939/2003,</text:span></text:a><text:span text:style-name="T3"> </text:span><text:span text:style-name="T5">de 18 de juliol</text:span>, pel qual s'estableix el títol de tècnic en <text:s/>explotació de sistemes informàtics i els ensenyament mínims corresponents (BOE, núm. 192, de 12-VIII-2003) .</text:p>
        </text:list-item>
        <text:list-item>
          <text:p text:style-name="P7">Llei Orgànica 10/2002, del 23 de desembre, de Qualitat de l'Educació.</text:p>
        </text:list-item>
        <text:list-item>
          <text:p text:style-name="P5">Llei Orgànica 5/2002, del 19 de juny, de les Qualificacions i de la Formació Professionals.</text:p>
        </text:list-item>
        <text:list-item>
          <text:p text:style-name="P7">Leyva Cortés, E.; et al. (2005): <text:span text:style-name="T3">Informática. Sistemas y aplicaciones informáticas</text:span><text:span text:style-name="T4">. </text:span>Programación Didáctica. Ed.MAD.</text:p>
        </text:list-item>
        <text:list-item>
          <text:p text:style-name="P7">Plópez de la Hoz, S. (2005): <text:span text:style-name="T3">Informática. Programación Didáctica</text:span>. Ed. CEP.</text:p>
        </text:list-item>
        <text:list-item>
          <text:p text:style-name="P7">Coll, C. <text:span text:style-name="T3">Psicología y currículum</text:span>. Laia. Barcelona, 1998.</text:p>
        </text:list-item>
        <text:list-item>
          <text:p text:style-name="P7">Vivó Murciano, P. <text:span text:style-name="T3">Programación y unidades didàcticas. Prueba Oral</text:span>. Ed. CEP 2004.</text:p>
        </text:list-item>
      </text:list>
      <text:p text:style-name="P6"/>
      <text:p text:style-name="P2">Recursos web</text:p>
      <text:p text:style-name="P2"/>
      <text:list text:style-name="L2">
        <text:list-item>
          <text:p text:style-name="P21"><text:a xlink:type="simple" xlink:href="http://www.xtec.es/fp"><text:span text:style-name="T9">http://www.xtec.es/fp</text:span></text:a></text:p>
          <text:p text:style-name="P14">Pàgina de la XTEC on es poden trobar els currículums dels cicles d'Informàtica i referències a la normativa oficial que els regula</text:p>
        </text:list-item>
        <text:list-item>
          <text:p text:style-name="P21"><text:a xlink:type="simple" xlink:href="http://www.gencat.net/educacio/icqp/index.htm"><text:span text:style-name="T9">http://tinyurl.com/3axrjg</text:span></text:a></text:p>
          <text:p text:style-name="P14">Institut de Competències de Qualificació Professional</text:p>
        </text:list-item>
        <text:list-item>
          <text:p text:style-name="P14"><text:a xlink:type="simple" xlink:href="http://www.xtec.net/dnee/index.htm">http://www.xtec.net/dnee/index.htm</text:a></text:p>
        </text:list-item>
      </text:list>
      <text:p text:style-name="P6"><text:s text:c="5"/>Diversitat i necessitats educatives especials</text:p>
      <text:p text:style-name="P6"/>
      <text:p text:style-name="P3"/>
      <text:p text:style-name="P3"/>
      <text:p text:style-name="P3"/>
      <text:p text:style-name="P3"/>
      <text:p text:style-name="P4"><text:soft-page-break/>CONTINGUTS ESPECÍFICS DEL CRÈDIT</text:p>
      <text:p text:style-name="P3"/>
      <text:p text:style-name="P1">Recursos bibliogràfics</text:p>
      <text:p text:style-name="P19"/>
      <text:list text:style-name="L25">
        <text:list-item>
          <text:p text:style-name="P20"><text:span text:style-name="T14">“Redes de àrea local</text:span><text:span text:style-name="T15">” de Francisco J. Molina. Editorial Ra-Ma. ISBN 84-7897-573-X.</text:span></text:p>
        </text:list-item>
      </text:list>
      <text:list text:style-name="L26">
        <text:list-item>
          <text:p text:style-name="P29"><text:span text:style-name="T16">“Instalación y mantenimiento de servicios de redes locales”</text:span><text:span text:style-name="T14"> d'Alfredo Abad Domingo. Editorial Mc Graw Hill. ISBN 84-481-9980-4.</text:span></text:p>
        </text:list-item>
        <text:list-item>
          <text:p text:style-name="P29"><text:span text:style-name="T16">“Redes de àrea local” </text:span><text:span text:style-name="T14">d'Alfredo Abad Domingo. Editorial Mc Graw Hill. ISBN 84-481-9974-X. </text:span><text:a xlink:type="simple" xlink:href="http://www.mhe.es/cf/informatica">http://www.mhe.es/cf/informatica</text:a></text:p>
        </text:list-item>
        <text:list-item>
          <text:p text:style-name="P29"><text:span text:style-name="T3">“Academia de networking de Cisco Systems Guia del primer año CCNA 1 y 2 (3a. edición)”</text:span>. Cisco Press <text:s/>Pearson Education. ISBN 84-205-4081-1</text:p>
        </text:list-item>
        <text:list-item>
          <text:p text:style-name="P29"><text:span text:style-name="T3">“Redes de Computadoras” </text:span><text:span text:style-name="T4">d'</text:span>Andrew S. Tanenbaum. Pearson-Prentice Hall (Tercera edició). ISBN 968-880-958-6</text:p>
        </text:list-item>
        <text:list-item>
          <text:p text:style-name="P33">“Comunicaciones y Redes de Computadores” de William Stallings. Prentice Hall. ISBN 84-205-2986-9</text:p>
        </text:list-item>
      </text:list>
      <text:p text:style-name="P3"/>
      <text:p text:style-name="P1">Recursos a Internet</text:p>
      <text:p text:style-name="P75"/>
      <text:p text:style-name="P76"><text:bookmark text:name="SECTION00040000000000000000"/>Simulacions i animacions de protocols </text:p>
      <text:list text:style-name="L6">
        <text:list-item>
          <text:p text:style-name="P34"><text:a xlink:type="simple" xlink:href="http://www.cs.wcu.edu/%7Eholliday/cware/Stack/Stack.html"><text:span text:style-name="T10">Animació d'una pila de protocols</text:span></text:a><text:span text:style-name="T10"> </text:span></text:p>
        </text:list-item>
        <text:list-item>
          <text:p text:style-name="P34"><text:a xlink:type="simple" xlink:href="http://www.cs.wcu.edu/%7Eholliday/cware/ether/ether.html"><text:span text:style-name="T10">Simulació animada de CSMA/CD</text:span></text:a><text:span text:style-name="T10"> </text:span></text:p>
        </text:list-item>
        <text:list-item>
          <text:p text:style-name="P34"><text:a xlink:type="simple" xlink:href="http://www.lkn.ei.tum.de/mmprog/mac/index.html"><text:span text:style-name="T10">Animacions de protocols de control d'accés al medi</text:span></text:a></text:p>
        </text:list-item>
        <text:list-item>
          <text:p text:style-name="P34"><text:a xlink:type="simple" xlink:href="http://www.cs.wcu.edu/%7Eholliday/cware/ErrorControl/arqSim.html"><text:span text:style-name="T10">Animacions de protocols de control de fluxe</text:span></text:a><text:span text:style-name="T10"> </text:span></text:p>
        </text:list-item>
        <text:list-item>
          <text:p text:style-name="P34"><text:span text:style-name="T10">Animacions de </text:span><text:a xlink:type="simple" xlink:href="http://www.rad.com/networks/1998/packet/sim.htm"><text:span text:style-name="T10">Conmutació de paquets: circuits virtuals vs. datagramas</text:span></text:a><text:span text:style-name="T10"> </text:span></text:p>
        </text:list-item>
        <text:list-item>
          <text:p text:style-name="P34"><text:a xlink:type="simple" xlink:href="http://www.chl.chalmers.se/%7Ealgo/simulator/applet-collection.html"><text:span text:style-name="T10">Altres web amb enllaços a animacions</text:span></text:a><text:span text:style-name="T10">. </text:span></text:p>
        </text:list-item>
        <text:list-item>
          <text:p text:style-name="P34"><text:a xlink:type="simple" xlink:href="http://www-mash.cs.berkeley.edu/ns/"><text:span text:style-name="T10">Simulador de xarxes ns</text:span></text:a><text:span text:style-name="T10">.</text:span></text:p>
        </text:list-item>
        <text:list-item>
          <text:p text:style-name="P34"><text:span text:style-name="T10">L'animador de protocols </text:span><text:a xlink:type="simple" xlink:href="http://www-mash.CS.Berkeley.EDU/nam/"><text:span text:style-name="T10">Nam</text:span></text:a><text:span text:style-name="T10">. </text:span><text:a xlink:type="simple" xlink:href="http://www-mash.cs.berkeley.edu/cs268-s98/animations.html"><text:span text:style-name="T10">Animacions per nam de Steve McCanne.</text:span></text:a><text:span text:style-name="T10"> Hi ha una </text:span><text:a xlink:type="simple" xlink:href="http://www.cs.ucl.ac.uk/students/b20b98_1/"><text:span text:style-name="T10">interfície Java</text:span></text:a><text:span text:style-name="T10"> per aquest simulador.</text:span></text:p>
        </text:list-item>
        <text:list-item>
          <text:p text:style-name="P34"><text:a xlink:type="simple" xlink:href="http://www.ce.chalmers.se/%7Efcela/tcp-tour.html"><text:span text:style-name="T10">Introducció a TCP</text:span></text:a><text:span text:style-name="T10"> </text:span></text:p>
        </text:list-item>
        <text:list-item>
          <text:p text:style-name="P79"><text:a xlink:type="simple" xlink:href="http://www.ce.chalmers.se/%7Efcela/rfc793edu.html"><text:span text:style-name="T9">Control de Congestió amb TCP</text:span></text:a><text:span text:style-name="T9"> </text:span></text:p>
        </text:list-item>
      </text:list>
      <text:p text:style-name="P77"><text:span text:style-name="T11">Documents sobre Internet</text:span> </text:p>
      <text:list text:style-name="L14">
        <text:list-item>
          <text:p text:style-name="P55"><text:span text:style-name="T10">Internet a la wikipedia: </text:span><text:a xlink:type="simple" xlink:href="http://en.wikipedia.org/wiki/Internet"><text:span text:style-name="T10">Anglès</text:span></text:a><text:span text:style-name="T10">, </text:span><text:a xlink:type="simple" xlink:href="http://es.wikipedia.org/wiki/Internet"><text:span text:style-name="T10">castellà</text:span></text:a><text:span text:style-name="T10"> i </text:span><text:a xlink:type="simple" xlink:href="http://ca.wikipedia.org/wiki/Internet"><text:span text:style-name="T10">català</text:span></text:a><text:span text:style-name="T10">.</text:span></text:p>
        </text:list-item>
        <text:list-item>
          <text:p text:style-name="P55"><text:a xlink:type="simple" xlink:href="http://www.rfc-editor.org/"><text:span text:style-name="T10">Lloc <text:s/>web oficial dels RFCs i altres documents sobre Internet</text:span></text:a><text:span text:style-name="T10">. </text:span></text:p>
        </text:list-item>
        <text:list-item>
          <text:p text:style-name="P55"><text:a xlink:type="simple" xlink:href="http://www.cis.ohio-state.edu/htbin/rfc/rfc2606.html"><text:span text:style-name="T10">Què és un RFC</text:span></text:a><text:span text:style-name="T10">? </text:span></text:p>
        </text:list-item>
        <text:list-item>
          <text:p text:style-name="P55"><text:a xlink:type="simple" xlink:href="http://www.faqs.org/rfcs/"><text:span text:style-name="T10">RFCs, STDs i altres documents relacionats amb Internet</text:span></text:a></text:p>
        </text:list-item>
        <text:list-item>
          <text:p text:style-name="P55"><text:soft-page-break/><text:span text:style-name="T10">El </text:span><text:a xlink:type="simple" xlink:href="http://w3.org/"><text:span text:style-name="T10">World Wide Web Consortium</text:span></text:a><text:span text:style-name="T10"> s'encarrega d'estandarditzar múltiples <text:s/>tecnologies relacionades amb WWW.</text:span></text:p>
        </text:list-item>
        <text:list-item>
          <text:p text:style-name="P55"><text:a xlink:type="simple" xlink:href="http://www.lcs.mit.edu/impact/perspect/9902b"><text:span text:style-name="T10">An Insider's Guide to the Internet</text:span></text:a><text:span text:style-name="T10">.</text:span></text:p>
        </text:list-item>
        <text:list-item>
          <text:p text:style-name="P55"><text:a xlink:type="simple" xlink:href="http://www.faqs.org/rfcs/bcp/bcp9.html"><text:span text:style-name="T10">El procés d'estandardització de protocols a Internet</text:span></text:a><text:span text:style-name="T10"> </text:span></text:p>
        </text:list-item>
        <text:list-item>
          <text:p text:style-name="P55"><text:a xlink:type="simple" xlink:href="http://www.arrakis.es/%7Epjleon/rfc-es/"><text:span text:style-name="T10">Traduccions als castellà d'alguns RFCs</text:span></text:a></text:p>
        </text:list-item>
        <text:list-item>
          <text:p text:style-name="P55"><text:a xlink:type="simple" xlink:href="http://www.arrakis.es/%7Epjleon/rfc-es/rfc/rfc791-es.txt"><text:span text:style-name="T10">RFC791 del protocol IP</text:span></text:a><text:span text:style-name="T10"> i </text:span><text:a xlink:type="simple" xlink:href="http://www.arrakis.es/%7Epjleon/rfc-es/rfc/rfc1219-es.txt"><text:span text:style-name="T10">RFC1219, assignació de nombres de subxarxa</text:span></text:a></text:p>
        </text:list-item>
        <text:list-item>
          <text:p text:style-name="P55"><text:a xlink:type="simple" xlink:href="http://www.ati.es/DOCS/internet/histint/"><text:span text:style-name="T10">Història d'Internet I</text:span></text:a></text:p>
        </text:list-item>
        <text:list-item>
          <text:p text:style-name="P55"><text:a xlink:type="simple" xlink:href="http://www.cs.columbia.edu/%7Ehgs/internet/history.html"><text:span text:style-name="T10">Documents que relaten la història d'Internet</text:span></text:a></text:p>
        </text:list-item>
        <text:list-item>
          <text:p text:style-name="P55"><text:a xlink:type="simple" xlink:href="http://playground.sun.com/pub/ipng/html/ipng-main.html"><text:span text:style-name="T10">IPv6</text:span></text:a><text:span text:style-name="T10">. </text:span></text:p>
        </text:list-item>
        <text:list-item>
          <text:p text:style-name="P55"><text:a xlink:type="simple" xlink:href="http://www.faqs.org/rfcs/rfc2711.html"><text:span text:style-name="T10">CIDR: Classless Inter-Domain Routing</text:span></text:a><text:span text:style-name="T10">)</text:span></text:p>
        </text:list-item>
        <text:list-item>
          <text:p text:style-name="P55"><text:a xlink:type="simple" xlink:href="http://www.safety.net/nattech.html"><text:span text:style-name="T10">NATs</text:span></text:a><text:span text:style-name="T10"> (Network Address Translation).</text:span></text:p>
        </text:list-item>
      </text:list>
      <text:p text:style-name="P77"/>
      <text:p text:style-name="P76"><text:bookmark text:name="SECTION00020000000000000000"/>Informació sobre HTTP, WWW, etc. </text:p>
      <text:list text:style-name="L15">
        <text:list-item>
          <text:p text:style-name="P69"><text:a xlink:type="simple" xlink:href="http://gsyc.escet.urjc.es/docencia/asignaturas/ral-05-06/referencias/rfc2616.txt"><text:span text:style-name="T10">Protocol HTTP</text:span></text:a><text:span text:style-name="T10"> del </text:span><text:a xlink:type="simple" xlink:href="http://www.w3.org/"><text:span text:style-name="T10">http://www.w3.org/</text:span></text:a></text:p>
        </text:list-item>
      </text:list>
      <text:list text:style-name="L16">
        <text:list-item>
          <text:p text:style-name="P70"><text:span text:style-name="T10">Cursos sobre HTML, CGI y HTTP: </text:span><text:a xlink:type="simple" xlink:href="http://www.jmarshall.com/easy/"><text:span text:style-name="T10">http://www.jmarshall.com/easy/</text:span></text:a><text:span text:style-name="T10"> </text:span></text:p>
        </text:list-item>
        <text:list-item>
          <text:p text:style-name="P70"><text:span text:style-name="T10">Més informació sobre altres protocols del W3C: </text:span><text:a xlink:type="simple" xlink:href="http://www.w3.org/Protocols"><text:span text:style-name="T10">http://www.w3.org/Protocols</text:span></text:a><text:span text:style-name="T10"> </text:span></text:p>
        </text:list-item>
        <text:list-item>
          <text:p text:style-name="P70"><text:span text:style-name="T10">Servidor WWW Apache: </text:span><text:a xlink:type="simple" xlink:href="http://www.apache.org/"><text:span text:style-name="T10">http://www.apache.org</text:span></text:a><text:span text:style-name="T10"> </text:span></text:p>
        </text:list-item>
        <text:list-item>
          <text:p text:style-name="P70"><text:a xlink:type="simple" xlink:href="http://gsyc.escet.urjc.es/external/apache-doc/index.html"><text:span text:style-name="T10">Documentació sobre Apache</text:span></text:a></text:p>
        </text:list-item>
        <text:list-item>
          <text:p text:style-name="P70"><text:a xlink:type="simple" xlink:href="http://squid.nlanr.net/Squid/"><text:span text:style-name="T10">Servidor proxy Squid</text:span></text:a><text:bookmark text:name="SECTION00030000000000000000"/></text:p>
        </text:list-item>
      </text:list>
      <text:p text:style-name="P78"/>
      <text:p text:style-name="P76"><text:bookmark text:name="SECTION00060000000000000000"/>Organismes relacionats amb les xarxes d'ordinadors</text:p>
      <text:list text:style-name="L17">
        <text:list-item>
          <text:p text:style-name="P81"><text:a xlink:type="simple" xlink:href="http://www.acm.org/sigcomm/"><text:span text:style-name="T10">ACM SIGCOMM</text:span></text:a><text:span text:style-name="T10">: ACM Special Interest Group on Data Communication </text:span></text:p>
        </text:list-item>
        <text:list-item>
          <text:p text:style-name="P81"><text:a xlink:type="simple" xlink:href="http://www.acm.org/sigmobile/"><text:span text:style-name="T10">ACM SIGMOBILE</text:span></text:a><text:span text:style-name="T10">: ACM Special Interest Group on Mobile Computing and Communications </text:span></text:p>
        </text:list-item>
        <text:list-item>
          <text:p text:style-name="P81"><text:a xlink:type="simple" xlink:href="http://www.isoc.org/"><text:span text:style-name="T10">ISOC</text:span></text:a><text:span text:style-name="T10"> (Internet Society) </text:span></text:p>
        </text:list-item>
        <text:list-item>
          <text:p text:style-name="P81"><text:a xlink:type="simple" xlink:href="http://www.iana.org/"><text:span text:style-name="T10">IANA</text:span></text:a><text:span text:style-name="T10"> (Internet Assigned Numbers Association) </text:span></text:p>
        </text:list-item>
        <text:list-item>
          <text:p text:style-name="P81"><text:a xlink:type="simple" xlink:href="http://www.w3.org/"><text:span text:style-name="T10">W3C</text:span></text:a><text:span text:style-name="T10"> (WWW Consortium). </text:span><text:a xlink:type="simple" xlink:href="http://www.simonstl.com/articles/civilw3c.htm"><text:span text:style-name="T10">Outsiders Guide to W3C</text:span></text:a><text:span text:style-name="T10"> </text:span></text:p>
        </text:list-item>
        <text:list-item>
          <text:p text:style-name="P81"><text:a xlink:type="simple" xlink:href="http://www.iab.org/iab/"><text:span text:style-name="T10">IAB</text:span></text:a><text:span text:style-name="T10"> (Internet Architecture Board) </text:span></text:p>
        </text:list-item>
        <text:list-item>
          <text:p text:style-name="P81"><text:a xlink:type="simple" xlink:href="http://www.ietf.org/"><text:span text:style-name="T10">IETF</text:span></text:a><text:span text:style-name="T10"> (Internet Engineering Task Force). </text:span></text:p>
          <text:list>
            <text:list-item>
              <text:p text:style-name="P92"><text:a xlink:type="simple" xlink:href="http://www.ietf.org/html.charters/wg-dir.html"><text:span text:style-name="T10">Active working groups in IETF</text:span></text:a><text:span text:style-name="T10"> </text:span></text:p>
            </text:list-item>
          </text:list>
        </text:list-item>
        <text:list-item>
          <text:p text:style-name="P81"><text:a xlink:type="simple" xlink:href="http://standards.ieee.org/"><text:span text:style-name="T10">Estàndards del IEEE</text:span></text:a><text:span text:style-name="T10"> </text:span></text:p>
        </text:list-item>
        <text:list-item>
          <text:p text:style-name="P81"><text:a xlink:type="simple" xlink:href="http://www.ecma.ch/"><text:span text:style-name="T10">European Computer Manufacturers Associacion</text:span></text:a><text:span text:style-name="T10">. Estàndard de JavaScript </text:span></text:p>
        </text:list-item>
        <text:list-item>
          <text:p text:style-name="P81"><text:a xlink:type="simple" xlink:href="http://www.itu.int/"><text:span text:style-name="T10">ITU</text:span></text:a><text:span text:style-name="T10"> (International Telecommunication Union) </text:span></text:p>
        </text:list-item>
        <text:list-item>
          <text:p text:style-name="P43"><text:a xlink:type="simple" xlink:href="http://www.etsi.org/"><text:span text:style-name="T10">ETSI</text:span></text:a><text:span text:style-name="T10"> (European Telecommunication Standards Institute) </text:span></text:p>
        </text:list-item>
      </text:list>
      <text:p text:style-name="P75"><text:bookmark text:name="SECTION00070000000000000000"/><text:span text:style-name="T11">FAQs</text:span> </text:p>
      <text:list text:style-name="L18">
        <text:list-item>
          <text:p text:style-name="P91"><text:a xlink:type="simple" xlink:href="http://www.faqs.org/faqs/LANs/ethernet-faq/"><text:span text:style-name="T10">FAQ de Ethernet</text:span></text:a><text:span text:style-name="T10"> (Frequently Asked Questions) </text:span></text:p>
        </text:list-item>
        <text:list-item>
          <text:p text:style-name="P44"><text:a xlink:type="simple" xlink:href="http://www.faqs.org/"><text:span text:style-name="T10">Altres FAQ</text:span></text:a><text:span text:style-name="T10"> </text:span></text:p>
        </text:list-item>
      </text:list>
      <text:p text:style-name="P75"><text:bookmark text:name="SECTION00080000000000000000"/><text:soft-page-break/><text:span text:style-name="T11">Miscelànea</text:span> </text:p>
      <text:list text:style-name="L19">
        <text:list-item>
          <text:p text:style-name="P45"><text:a xlink:type="simple" xlink:href="http://www.cs.columbia.edu/%7Ehgs/internet/"><text:span text:style-name="T10">Col·lecció de documentació sobre Xarxes i Internet de Henning Schulzrinne</text:span></text:a><text:span text:style-name="T10"> </text:span></text:p>
        </text:list-item>
        <text:list-item>
          <text:p text:style-name="P45"><text:a xlink:type="simple" xlink:href="http://www.cisco.com/univercd/cc/td/doc/cisintwk/ito_doc/"><text:span text:style-name="T10">Internetworking Technology Overview</text:span></text:a><text:span text:style-name="T10"> y </text:span><text:a xlink:type="simple" xlink:href="http://www.cisco.com/univercd/cc/td/doc/cisintwk/idg4/index.htm"><text:span text:style-name="T10">Internetwork Design Guide</text:span></text:a><text:span text:style-name="T10"> llibres online</text:span><text:a xlink:type="simple" xlink:href="http://www.cisco.com/pcgi-bin/ibld/all.pl?i=support&amp;c=2&amp;m=GUEST"><text:span text:style-name="T9">.</text:span></text:a><text:span text:style-name="T10"> </text:span></text:p>
        </text:list-item>
        <text:list-item>
          <text:p text:style-name="P45"><text:span text:style-name="T10">Versió en línia del llibre </text:span><text:a xlink:type="simple" xlink:href="http://www.ssc.com/mirrors/LDP/LDP/nag/node1.html"><text:span text:style-name="T10">GNU/Linux Network Administrators Guide</text:span></text:a><text:span text:style-name="T10"> </text:span></text:p>
        </text:list-item>
        <text:list-item>
          <text:p text:style-name="P45"><text:a xlink:type="simple" xlink:href="http://www.faqs.org/rfcs/fyi/fyi28.html"><text:span text:style-name="T10">Netiquette: normas de urbanidad en Internet</text:span></text:a><text:span text:style-name="T10"> </text:span></text:p>
        </text:list-item>
        <text:list-item>
          <text:p text:style-name="P45"><text:a xlink:type="simple" xlink:href="http://www.netbook.cs.purdue.edu/othrpags/page17.htm"><text:span text:style-name="T10">Fotografies de hardware de xarxa</text:span></text:a><text:span text:style-name="T10"> recopilades per Douglas Comer. </text:span></text:p>
        </text:list-item>
        <text:list-item>
          <text:p text:style-name="P45"><text:a xlink:type="simple" xlink:href="http://www.cs.columbia.edu/%7Ehgs/netbib/"><text:span text:style-name="T10">Bibliografia sobre investigació en Xarxes</text:span></text:a></text:p>
        </text:list-item>
        <text:list-item>
          <text:p text:style-name="P45"><text:a xlink:type="simple" xlink:href="http://www.cybergeography.org/atlas/atlas.html"><text:span text:style-name="T10">Estadístiques y representacions visuals d'Internet</text:span></text:a><text:span text:style-name="T10"> </text:span></text:p>
        </text:list-item>
        <text:list-item>
          <text:p text:style-name="P45"><text:a xlink:type="simple" xlink:href="http://www.ati.es/PUBLICACIONES/novatica/glointv2.html"><text:span text:style-name="T10">Glossari sobre Internet</text:span></text:a><text:span text:style-name="T10"> de Rafael Fernández Calvo. </text:span></text:p>
        </text:list-item>
        <text:list-item>
          <text:p text:style-name="P45"><text:a xlink:type="simple" xlink:href="http://www.rediris.es/"><text:span text:style-name="T10">RedIRIS</text:span></text:a><text:span text:style-name="T10"> </text:span></text:p>
        </text:list-item>
        <text:list-item>
          <text:p text:style-name="P45"><text:span text:style-name="T10">Per estar informat sobre el que passa a Internet recomano la lectura i d'utilització dels RSS de </text:span><text:a xlink:type="simple" xlink:href="http://www.nua.ie/"><text:span text:style-name="T10">Nua</text:span></text:a><text:span text:style-name="T10">, </text:span><text:a xlink:type="simple" xlink:href="http://www.internet.com/"><text:span text:style-name="T10">Internet.com</text:span></text:a><text:span text:style-name="T10">, </text:span><text:a xlink:type="simple" xlink:href="http://www.slashdot.org/"><text:span text:style-name="T10">Slashdot</text:span></text:a><text:span text:style-name="T10"> i </text:span><text:a xlink:type="simple" xlink:href="http://www.barrapunto.com/"><text:span text:style-name="T10">BarraPunto</text:span></text:a><text:span text:style-name="T10"> </text:span></text:p>
        </text:list-item>
      </text:list>
      <text:p text:style-name="P80">Distribucions Linux amb xarxes preconfigurades</text:p>
      <text:list text:style-name="L20">
        <text:list-item>
          <text:p text:style-name="P23"><text:a xlink:type="simple" xlink:href="http://www.skolelinux.org/index.html.en"><text:span text:style-name="T9">SkoleLinux</text:span></text:a><text:span text:style-name="T9"> (Debian-Edu)</text:span></text:p>
        </text:list-item>
        <text:list-item>
          <text:p text:style-name="P23"><text:a xlink:type="simple" xlink:href="http://www.edubuntu.org/"><text:span text:style-name="T9">Edubuntu</text:span></text:a></text:p>
        </text:list-item>
        <text:list-item>
          <text:p text:style-name="P23"><text:a xlink:type="simple" xlink:href="http://linkat.xtec.cat/portal/"><text:span text:style-name="T9">Linkat</text:span></text:a></text:p>
        </text:list-item>
      </text:list>
      <text:p text:style-name="P27"/>
      <text:p text:style-name="P28">Programari</text:p>
      <text:list text:style-name="L21">
        <text:list-item>
          <text:p text:style-name="P26"><text:a xlink:type="simple" xlink:href="http://alioth.debian.org/projects/minicom/"><text:span text:style-name="T9">Minicom</text:span></text:a><text:span text:style-name="T9">. Un programari lliure basat en menús que emula els terminals ANSI i VT102 i serveix per a la pràctica de laboratori amb el mòdem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Times New Roman1" svg:font-family="'Times New Roman', Times, serif"/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ca" fo:country="E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DejaVuSans" style:font-size-asian="14pt" style:font-weight-asian="bold" style:font-name-complex="Lucidasans" style:font-size-complex="14pt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style:font-name="Times New Roman" fo:font-size="10pt" fo:font-weight="bold" style:font-name-asian="DejaVuSans" style:font-size-asian="10pt" style:font-weight-asian="bold" style:font-name-complex="Lucidasans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bego</meta:initial-creator>
    <meta:creation-date>2008-02-09T18:31:42</meta:creation-date>
    <dc:creator>Sergi Tur</dc:creator>
    <dc:date>2008-02-11T13:09:44</dc:date>
    <meta:editing-cycles>12</meta:editing-cycles>
    <meta:editing-duration>PT3H46M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95" meta:word-count="757" meta:character-count="5316"/>
  </office:meta>
</office:document-meta>
</file>